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4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H1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H1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4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P14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P1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5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L14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53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L1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5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T1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55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T1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5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5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6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X14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6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X1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7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</text:p>
          </table:table-cell>
          <table:covered-table-cell table:style-name="ce98"/>
          <table:table-cell table:style-name="ce99" office:value-type="float" office:value="1" calcext:value-type="float" table:number-columns-spanned="2" table:number-rows-spanned="1">
            <text:p>1</text:p>
          </table:table-cell>
          <table:covered-table-cell table:style-name="ce104"/>
          <table:table-cell table:style-name="ce105" office:value-type="float" office:value="1" calcext:value-type="float" table:number-columns-spanned="2" table:number-rows-spanned="1">
            <text:p>1</text:p>
          </table:table-cell>
          <table:covered-table-cell table:style-name="ce112"/>
          <table:table-cell table:style-name="ce1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</text:p>
          </table:table-cell>
          <table:covered-table-cell table:style-name="ce15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00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2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5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17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19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21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7</text:p>
          </table:table-cell>
          <table:covered-table-cell table:style-name="ce33"/>
          <table:table-cell table:style-name="ce23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office:value-type="string" calcext:value-type="string" table:number-columns-spanned="2" table:number-rows-spanned="1">
            <text:p>D8</text:p>
          </table:table-cell>
          <table:covered-table-cell table:style-name="ce33"/>
          <table:table-cell table:style-name="ce25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9</text:p>
          </table:table-cell>
          <table:covered-table-cell table:style-name="ce33"/>
          <table:table-cell table:style-name="ce27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456" office:value-type="float" office:value="3" calcext:value-type="float" table:number-columns-spanned="2" table:number-rows-spanned="1">
            <text:p>3</text:p>
          </table:table-cell>
          <table:covered-table-cell table:style-name="ce459"/>
          <table:table-cell table:style-name="ce456" office:value-type="float" office:value="3" calcext:value-type="float" table:number-columns-spanned="2" table:number-rows-spanned="1">
            <text:p>3</text:p>
          </table:table-cell>
          <table:covered-table-cell table:style-name="ce459"/>
          <table:table-cell table:style-name="ce456" office:value-type="float" office:value="3" calcext:value-type="float" table:number-columns-spanned="2" table:number-rows-spanned="1">
            <text:p>3</text:p>
          </table:table-cell>
          <table:covered-table-cell table:style-name="ce459"/>
          <table:table-cell table:style-name="ce456" office:value-type="float" office:value="3" calcext:value-type="float" table:number-columns-spanned="2" table:number-rows-spanned="1">
            <text:p>3</text:p>
          </table:table-cell>
          <table:covered-table-cell table:style-name="ce459"/>
          <table:table-cell table:style-name="ce477" office:value-type="float" office:value="3" calcext:value-type="float" table:number-columns-spanned="2" table:number-rows-spanned="1">
            <text:p>3</text:p>
          </table:table-cell>
          <table:covered-table-cell table:style-name="ce482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529" office:value-type="float" office:value="3" calcext:value-type="float" table:number-columns-spanned="2" table:number-rows-spanned="1">
            <text:p>3</text:p>
          </table:table-cell>
          <table:covered-table-cell table:style-name="ce532"/>
          <table:table-cell table:style-name="ce529" office:value-type="float" office:value="3" calcext:value-type="float" table:number-columns-spanned="2" table:number-rows-spanned="1">
            <text:p>3</text:p>
          </table:table-cell>
          <table:covered-table-cell table:style-name="ce532"/>
          <table:table-cell table:style-name="ce529" office:value-type="float" office:value="3" calcext:value-type="float" table:number-columns-spanned="2" table:number-rows-spanned="1">
            <text:p>3</text:p>
          </table:table-cell>
          <table:covered-table-cell table:style-name="ce532"/>
          <table:table-cell table:style-name="ce529" office:value-type="float" office:value="3" calcext:value-type="float" table:number-columns-spanned="2" table:number-rows-spanned="1">
            <text:p>3</text:p>
          </table:table-cell>
          <table:covered-table-cell table:style-name="ce532"/>
          <table:table-cell table:style-name="ce547" office:value-type="float" office:value="3" calcext:value-type="float" table:number-columns-spanned="2" table:number-rows-spanned="1">
            <text:p>3</text:p>
          </table:table-cell>
          <table:covered-table-cell table:style-name="ce55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593" office:value-type="float" office:value="3" calcext:value-type="float" table:number-columns-spanned="2" table:number-rows-spanned="1">
            <text:p>3</text:p>
          </table:table-cell>
          <table:covered-table-cell table:style-name="ce596"/>
          <table:table-cell table:style-name="ce593" office:value-type="float" office:value="3" calcext:value-type="float" table:number-columns-spanned="2" table:number-rows-spanned="1">
            <text:p>3</text:p>
          </table:table-cell>
          <table:covered-table-cell table:style-name="ce596"/>
          <table:table-cell table:style-name="ce593" office:value-type="float" office:value="3" calcext:value-type="float" table:number-columns-spanned="2" table:number-rows-spanned="1">
            <text:p>3</text:p>
          </table:table-cell>
          <table:covered-table-cell table:style-name="ce596"/>
          <table:table-cell table:style-name="ce593" office:value-type="float" office:value="3" calcext:value-type="float" table:number-columns-spanned="2" table:number-rows-spanned="1">
            <text:p>3</text:p>
          </table:table-cell>
          <table:covered-table-cell table:style-name="ce596"/>
          <table:table-cell table:style-name="ce611" office:value-type="float" office:value="3" calcext:value-type="float" table:number-columns-spanned="2" table:number-rows-spanned="1">
            <text:p>3</text:p>
          </table:table-cell>
          <table:covered-table-cell table:style-name="ce614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77" table:number-columns-spanned="2" table:number-rows-spanned="1"/>
          <table:covered-table-cell table:style-name="ce67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5:'RTS-Template'.DS15 'RTS-Template'.B14:'RTS-Template'.Y15 'RTS-Template'.AB14:'RTS-Template'.AG14 'RTS-Template'.CZ14:'RTS-Template'.DS14 'RTS-Template'.AR14:'RTS-Template'.BK14 'RTS-Template'.BV14:'RTS-Template'.CO14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AH14:'RTS-Template'.AO14">
            <calcext:condition calcext:apply-style-name="ConditionalStyle_3" calcext:value="!=&quot;&quot;" calcext:base-cell-address="'RTS-Template'.AH14"/>
          </calcext:conditional-format>
          <calcext:conditional-format calcext:target-range-address="'RTS-Template'.AP14:'RTS-Template'.AQ14">
            <calcext:condition calcext:apply-style-name="ConditionalStyle_3" calcext:value="!=&quot;&quot;" calcext:base-cell-address="'RTS-Template'.AP14"/>
          </calcext:conditional-format>
          <calcext:conditional-format calcext:target-range-address="'RTS-Template'.BL14:'RTS-Template'.BS14">
            <calcext:condition calcext:apply-style-name="ConditionalStyle_3" calcext:value="!=&quot;&quot;" calcext:base-cell-address="'RTS-Template'.BL14"/>
          </calcext:conditional-format>
          <calcext:conditional-format calcext:target-range-address="'RTS-Template'.BT14:'RTS-Template'.BU14">
            <calcext:condition calcext:apply-style-name="ConditionalStyle_3" calcext:value="!=&quot;&quot;" calcext:base-cell-address="'RTS-Template'.BT14"/>
          </calcext:conditional-format>
          <calcext:conditional-format calcext:target-range-address="'RTS-Template'.CP14:'RTS-Template'.CW14">
            <calcext:condition calcext:apply-style-name="ConditionalStyle_3" calcext:value="!=&quot;&quot;" calcext:base-cell-address="'RTS-Template'.CP14"/>
          </calcext:conditional-format>
          <calcext:conditional-format calcext:target-range-address="'RTS-Template'.CX14:'RTS-Template'.CY14">
            <calcext:condition calcext:apply-style-name="ConditionalStyle_3" calcext:value="!=&quot;&quot;" calcext:base-cell-address="'RTS-Template'.CX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0" calcext:value-type="float">
            <text:p>10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5" calcext:value-type="float">
            <text:p>5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6" calcext:value-type="float">
            <text:p>6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5" calcext:value-type="float">
            <text:p>15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.00.0000</text:date>, <text:time style:data-style-name="N2" text:time-value="17:00:12.7060998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3T17:03:09.569424745</dc:date>
    <meta:editing-cycles>31</meta:editing-cycles>
    <meta:editing-duration>PT2H45M12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6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